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167" calcext:value-type="float">
            <text:p>4.167</text:p>
          </table:table-cell>
          <table:table-cell office:value-type="float" office:value="7.563" calcext:value-type="float">
            <text:p>7.563</text:p>
          </table:table-cell>
          <table:table-cell office:value-type="float" office:value="15.395" calcext:value-type="float">
            <text:p>15.3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.03" calcext:value-type="float">
            <text:p>-5.03</text:p>
          </table:table-cell>
          <table:table-cell office:value-type="float" office:value="4.38" calcext:value-type="float">
            <text:p>4.38</text:p>
          </table:table-cell>
          <table:table-cell office:value-type="float" office:value="13.09" calcext:value-type="float">
            <text:p>13.09</text:p>
          </table:table-cell>
          <table:table-cell/>
          <table:table-cell table:style-name="ce1" table:formula="of:=([.B1]-[.B2])^2" office:value-type="float" office:value="84.584809" calcext:value-type="float">
            <text:p>84.584809</text:p>
          </table:table-cell>
          <table:table-cell table:style-name="ce1" table:formula="of:=([.C1]-[.C2])^2" office:value-type="float" office:value="10.131489" calcext:value-type="float">
            <text:p>10.131489</text:p>
          </table:table-cell>
          <table:table-cell table:style-name="ce1" table:formula="of:=([.D1]-[.D2])^2" office:value-type="float" office:value="5.313025" calcext:value-type="float">
            <text:p>5.313025</text:p>
          </table:table-cell>
          <table:table-cell/>
          <table:table-cell table:formula="of:=SQRT(SUM([.F2:.H2]) )" office:value-type="float" office:value="10.001466042536" calcext:value-type="float">
            <text:p>10.00146604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.158" calcext:value-type="float">
            <text:p>-5.158</text:p>
          </table:table-cell>
          <table:table-cell office:value-type="float" office:value="-1.231" calcext:value-type="float">
            <text:p>-1.231</text:p>
          </table:table-cell>
          <table:table-cell office:value-type="float" office:value="21.37" calcext:value-type="float">
            <text:p>21.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4" calcext:value-type="float">
            <text:p>4.04</text:p>
          </table:table-cell>
          <table:table-cell office:value-type="float" office:value="1.95" calcext:value-type="float">
            <text:p>1.95</text:p>
          </table:table-cell>
          <table:table-cell office:value-type="float" office:value="23.67" calcext:value-type="float">
            <text:p>23.67</text:p>
          </table:table-cell>
          <table:table-cell/>
          <table:table-cell table:style-name="ce1" table:formula="of:=([.B3]-[.B4])^2" office:value-type="float" office:value="84.603204" calcext:value-type="float">
            <text:p>84.603204</text:p>
          </table:table-cell>
          <table:table-cell table:style-name="ce1" table:formula="of:=([.C3]-[.C4])^2" office:value-type="float" office:value="10.118761" calcext:value-type="float">
            <text:p>10.118761</text:p>
          </table:table-cell>
          <table:table-cell table:style-name="ce1" table:formula="of:=([.D3]-[.D4])^2" office:value-type="float" office:value="5.29" calcext:value-type="float">
            <text:p>5.29</text:p>
          </table:table-cell>
          <table:table-cell/>
          <table:table-cell table:formula="of:=SQRT(SUM([.F4:.H4]) )" office:value-type="float" office:value="10.0005982321059" calcext:value-type="float">
            <text:p>10.0005982321</text:p>
          </table:table-cell>
          <table:table-cell/>
          <table:table-cell table:formula="of:=[.J2]*[.J4]" office:value-type="float" office:value="100.020643623453" calcext:value-type="float">
            <text:p>100.0206436235</text:p>
          </table:table-cell>
        </table:table-row>
        <table:table-row table:style-name="ro1">
          <table:table-cell/>
          <table:table-cell table:style-name="ce1" table:formula="of:=[.B1]" office:value-type="float" office:value="4.167" calcext:value-type="float">
            <text:p>4.167</text:p>
          </table:table-cell>
          <table:table-cell table:style-name="ce1" table:formula="of:=[.C1]" office:value-type="float" office:value="7.563" calcext:value-type="float">
            <text:p>7.563</text:p>
          </table:table-cell>
          <table:table-cell table:style-name="ce1" table:formula="of:=[.D1]" office:value-type="float" office:value="15.395" calcext:value-type="float">
            <text:p>15.39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ntroid</text:p>
          </table:table-cell>
          <table:table-cell table:style-name="ce1" table:formula="of:=AVERAGE([.B1:.B4])" office:value-type="float" office:value="-0.49525" calcext:value-type="float">
            <text:p>-0.49525</text:p>
          </table:table-cell>
          <table:table-cell table:style-name="ce1" table:formula="of:=AVERAGE([.C1:.C4])" office:value-type="float" office:value="3.1655" calcext:value-type="float">
            <text:p>3.1655</text:p>
          </table:table-cell>
          <table:table-cell table:style-name="ce1" table:formula="of:=AVERAGE([.D1:.D4])" office:value-type="float" office:value="18.38125" calcext:value-type="float">
            <text:p>18.3812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]-[.$B$7]" office:value-type="float" office:value="4.66225" calcext:value-type="float">
            <text:p>4.66225</text:p>
          </table:table-cell>
          <table:table-cell table:formula="of:=[.C1]-[.$C$7]" office:value-type="float" office:value="4.3975" calcext:value-type="float">
            <text:p>4.3975</text:p>
          </table:table-cell>
          <table:table-cell table:formula="of:=[.D1]-[.$D$7]" office:value-type="float" office:value="-2.98625" calcext:value-type="float">
            <text:p>-2.9862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]-[.$B$7]" office:value-type="float" office:value="-4.53475" calcext:value-type="float">
            <text:p>-4.53475</text:p>
          </table:table-cell>
          <table:table-cell table:formula="of:=[.C2]-[.$C$7]" office:value-type="float" office:value="1.2145" calcext:value-type="float">
            <text:p>1.2145</text:p>
          </table:table-cell>
          <table:table-cell table:formula="of:=[.D2]-[.$D$7]" office:value-type="float" office:value="-5.29125" calcext:value-type="float">
            <text:p>-5.291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-[.$B$7]" office:value-type="float" office:value="-4.66275" calcext:value-type="float">
            <text:p>-4.66275</text:p>
          </table:table-cell>
          <table:table-cell table:formula="of:=[.C3]-[.$C$7]" office:value-type="float" office:value="-4.3965" calcext:value-type="float">
            <text:p>-4.3965</text:p>
          </table:table-cell>
          <table:table-cell table:formula="of:=[.D3]-[.$D$7]" office:value-type="float" office:value="2.98875" calcext:value-type="float">
            <text:p>2.9887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-[.$B$7]" office:value-type="float" office:value="4.53525" calcext:value-type="float">
            <text:p>4.53525</text:p>
          </table:table-cell>
          <table:table-cell table:formula="of:=[.C4]-[.$C$7]" office:value-type="float" office:value="-1.2155" calcext:value-type="float">
            <text:p>-1.2155</text:p>
          </table:table-cell>
          <table:table-cell table:formula="of:=[.D4]-[.$D$7]" office:value-type="float" office:value="5.28875" calcext:value-type="float">
            <text:p>5.28875</text:p>
          </table:table-cell>
          <table:table-cell table:number-columns-repeated="8"/>
        </table:table-row>
        <table:table-row table:style-name="ro1">
          <table:table-cell table:formula="of:=[.A10]" office:value-type="float" office:value="8" calcext:value-type="float">
            <text:p>8</text:p>
          </table:table-cell>
          <table:table-cell table:formula="of:=[.B10]" office:value-type="float" office:value="4.66225" calcext:value-type="float">
            <text:p>4.66225</text:p>
          </table:table-cell>
          <table:table-cell table:formula="of:=[.C10]" office:value-type="float" office:value="4.3975" calcext:value-type="float">
            <text:p>4.3975</text:p>
          </table:table-cell>
          <table:table-cell table:formula="of:=[.D10]" office:value-type="float" office:value="-2.98625" calcext:value-type="float">
            <text:p>-2.9862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formula="of:=[.C1]*[.D2]-[.D1]*[.C2]" office:value-type="float" office:value="31.56957" calcext:value-type="float">
            <text:p>31.56957</text:p>
          </table:table-cell>
          <table:table-cell table:formula="of:=[.D1]*[.B2]-[.B1]*[.D2]" office:value-type="float" office:value="-131.98288" calcext:value-type="float">
            <text:p>-131.98288</text:p>
          </table:table-cell>
          <table:table-cell table:formula="of:=[.B1]*[.C2]-[.C1]*[.B2]" office:value-type="float" office:value="56.29335" calcext:value-type="float">
            <text:p>56.29335</text:p>
          </table:table-cell>
          <table:table-cell table:number-columns-repeated="8"/>
        </table:table-row>
        <table:table-row table:style-name="ro1">
          <table:table-cell/>
          <table:table-cell table:formula="of:=[.C2]*[.D3]-[.D2]*[.C3]" office:value-type="float" office:value="109.71439" calcext:value-type="float">
            <text:p>109.71439</text:p>
          </table:table-cell>
          <table:table-cell table:formula="of:=[.D2]*[.B3]-[.B2]*[.D3]" office:value-type="float" office:value="39.97288" calcext:value-type="float">
            <text:p>39.97288</text:p>
          </table:table-cell>
          <table:table-cell table:formula="of:=[.B2]*[.C3]-[.C2]*[.B3]" office:value-type="float" office:value="28.78397" calcext:value-type="float">
            <text:p>28.78397</text:p>
          </table:table-cell>
          <table:table-cell table:number-columns-repeated="8"/>
        </table:table-row>
        <table:table-row table:style-name="ro1">
          <table:table-cell/>
          <table:table-cell table:formula="of:=[.C3]*[.D4]-[.D3]*[.C4]" office:value-type="float" office:value="-70.80927" calcext:value-type="float">
            <text:p>-70.80927</text:p>
          </table:table-cell>
          <table:table-cell table:formula="of:=[.D3]*[.B4]-[.B3]*[.D4]" office:value-type="float" office:value="208.42466" calcext:value-type="float">
            <text:p>208.42466</text:p>
          </table:table-cell>
          <table:table-cell table:formula="of:=[.B3]*[.C4]-[.C3]*[.B4]" office:value-type="float" office:value="-5.08486" calcext:value-type="float">
            <text:p>-5.08486</text:p>
          </table:table-cell>
          <table:table-cell table:number-columns-repeated="8"/>
        </table:table-row>
        <table:table-row table:style-name="ro1">
          <table:table-cell/>
          <table:table-cell table:formula="of:=[.C4]*[.D5]-[.D4]*[.C5]" office:value-type="float" office:value="-148.99596" calcext:value-type="float">
            <text:p>-148.99596</text:p>
          </table:table-cell>
          <table:table-cell table:formula="of:=[.D4]*[.B5]-[.B4]*[.D5]" office:value-type="float" office:value="36.43709" calcext:value-type="float">
            <text:p>36.43709</text:p>
          </table:table-cell>
          <table:table-cell table:formula="of:=[.B4]*[.C5]-[.C4]*[.B5]" office:value-type="float" office:value="22.42887" calcext:value-type="float">
            <text:p>22.4288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formula="of:=SUM([.B17:.B20])" office:value-type="float" office:value="-78.52127" calcext:value-type="float">
            <text:p>-78.52127</text:p>
          </table:table-cell>
          <table:table-cell table:formula="of:=SUM([.C17:.C20])" office:value-type="float" office:value="152.85175" calcext:value-type="float">
            <text:p>152.85175</text:p>
          </table:table-cell>
          <table:table-cell table:formula="of:=SUM([.D17:.D20])" office:value-type="float" office:value="102.42133" calcext:value-type="float">
            <text:p>102.42133</text:p>
          </table:table-cell>
          <table:table-cell/>
          <table:table-cell table:formula="of:=SQRT([.B23]^2+[.C23]^2+[.D23]^2)/2" office:value-type="float" office:value="100.024217266925" calcext:value-type="float">
            <text:p>100.024217266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0.5*[.B23]" office:value-type="float" office:value="-39.260635" calcext:value-type="float">
            <text:p>-39.260635</text:p>
          </table:table-cell>
          <table:table-cell table:formula="of:=0.5*[.C23]" office:value-type="float" office:value="76.425875" calcext:value-type="float">
            <text:p>76.425875</text:p>
          </table:table-cell>
          <table:table-cell table:formula="of:=0.5*[.D23]" office:value-type="float" office:value="51.210665" calcext:value-type="float">
            <text:p>51.21066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9:49:58.027909507</meta:creation-date>
    <dc:date>2016-01-03T04:51:57.858914237</dc:date>
    <meta:editing-duration>PT31M7S</meta:editing-duration>
    <meta:editing-cycles>3</meta:editing-cycles>
    <meta:generator>LibreOffice/4.4.3.2$Linux_X86_64 LibreOffice_project/40m0$Build-2</meta:generator>
    <meta:document-statistic meta:table-count="1" meta:cell-count="71" meta:object-count="0"/>
  </office:meta>
</office:document-meta>
</file>